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5.632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1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5" office:value-type="string" calcext:value-type="string">
            <text:p>&lt;component&gt;</text:p>
          </table:table-cell>
          <table:table-cell table:style-name="ce5"/>
          <table:table-cell table:style-name="ce9" table:number-columns-repeated="23"/>
          <table:table-cell table:number-columns-repeated="998"/>
        </table:table-row>
        <table:table-row table:style-name="ro1">
          <table:table-cell table:style-name="ce2" office:value-type="date" office:date-value="2020-10-01" calcext:value-type="date">
            <text:p>10/1/2020</text:p>
          </table:table-cell>
          <table:table-cell table:style-name="ce6" office:value-type="string" calcext:value-type="string">
            <text:p>Start Porject Plan</text:p>
          </table:table-cell>
          <table:table-cell table:style-name="ce6"/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2" office:value-type="date" office:date-value="2020-10-08" calcext:value-type="date">
            <text:p>10/8/2020</text:p>
          </table:table-cell>
          <table:table-cell table:style-name="ce6" office:value-type="string" calcext:value-type="string">
            <text:p>CI: Set up Azure cloud shell</text:p>
          </table:table-cell>
          <table:table-cell table:style-name="ce6"/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2" office:value-type="date" office:date-value="2020-10-15" calcext:value-type="date">
            <text:p>10/15/2020</text:p>
          </table:table-cell>
          <table:table-cell table:style-name="ce6" office:value-type="string" calcext:value-type="string">
            <text:p>CI: Configure Github actions</text:p>
          </table:table-cell>
          <table:table-cell table:style-name="ce6"/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2" office:value-type="date" office:date-value="2020-10-22" calcext:value-type="date">
            <text:p>10/22/2020</text:p>
          </table:table-cell>
          <table:table-cell table:style-name="ce7" office:value-type="string" calcext:value-type="string">
            <text:p>Continous Delivery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2" office:value-type="date" office:date-value="2020-10-29" calcext:value-type="date">
            <text:p>10/29/2020</text:p>
          </table:table-cell>
          <table:table-cell table:style-name="ce7" office:value-type="string" calcext:value-type="string">
            <text:p>Documentation.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2" office:value-type="date" office:date-value="2020-11-05" calcext:value-type="date">
            <text:p>11/5/2020</text:p>
          </table:table-cell>
          <table:table-cell table:style-name="ce7" office:value-type="string" calcext:value-type="string">
            <text:p>Demo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2" office:value-type="date" office:date-value="2020-11-12" calcext:value-type="date">
            <text:p>11/12/2020</text:p>
          </table:table-cell>
          <table:table-cell table:style-name="ce7" office:value-type="string" calcext:value-type="string">
            <text:p>Demo Mor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2" office:value-type="date" office:date-value="2020-11-19" calcext:value-type="date">
            <text:p>11/19/2020</text:p>
          </table:table-cell>
          <table:table-cell table:style-name="ce7" office:value-type="string" calcext:value-type="string">
            <text:p>Demo Mor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2" office:value-type="date" office:date-value="2020-11-26" calcext:value-type="date">
            <text:p>11/26/2020</text:p>
          </table:table-cell>
          <table:table-cell table:style-name="ce7" office:value-type="string" calcext:value-type="string">
            <text:p>Demo Mor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2" office:value-type="date" office:date-value="2020-12-03" calcext:value-type="date">
            <text:p>12/3/2020</text:p>
          </table:table-cell>
          <table:table-cell table:style-name="ce7" office:value-type="string" calcext:value-type="string">
            <text:p>Demo More</text:p>
          </table:table-cell>
          <table:table-cell table:style-name="ce6"/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2" office:value-type="date" office:date-value="2020-12-10" calcext:value-type="date">
            <text:p>12/10/2020</text:p>
          </table:table-cell>
          <table:table-cell table:style-name="ce7" office:value-type="string" calcext:value-type="string">
            <text:p>Demo Mor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2" office:value-type="date" office:date-value="2020-12-17" calcext:value-type="date">
            <text:p>12/17/2020</text:p>
          </table:table-cell>
          <table:table-cell table:style-name="ce7" office:value-type="string" calcext:value-type="string">
            <text:p>Demo More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3"/>
          <table:table-cell table:number-columns-repeated="2" table:style-name="ce8" office:value-type="string" calcext:value-type="string">
            <text:p>Goals</text:p>
          </table:table-cell>
          <table:table-cell table:style-name="ce10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6" office:value-type="string" calcext:value-type="string">
            <text:p>Ensure we pass all project specifications and ensure the app is <text:s/>running </text:p>
          </table:table-cell>
          <table:table-cell table:style-name="ce6"/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2"/>
          <table:table-cell table:style-name="ce7" table:number-columns-repeated="23"/>
          <table:table-cell table:number-columns-repeated="998"/>
        </table:table-row>
        <table:table-row table:style-name="ro1" table:number-rows-repeated="984">
          <table:table-cell table:style-name="ce4"/>
          <table:table-cell table:style-name="ce7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date-style style:name="N111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8T23:17:34.044030889</dc:date>
    <meta:editing-duration>PT11M12S</meta:editing-duration>
    <meta:editing-cycles>5</meta:editing-cycles>
    <meta:generator>LibreOffice/7.3.7.2$Linux_X86_64 LibreOffice_project/30$Build-2</meta:generator>
    <meta:document-statistic meta:table-count="1" meta:cell-count="29" meta:object-count="0"/>
  </office:meta>
</office:document-meta>
</file>